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8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734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e6e6e6" style:cell-protect="none" style:print-content="true" fo:wrap-option="wrap" style:vertical-align="middle"/>
      <style:text-properties fo:color="#000000" style:font-name="Arial" fo:font-size="10pt" fo:language="none" fo:country="none" fo:font-weight="normal" style:font-name-asian="Segoe UI" style:font-size-asian="10pt" style:language-asian="none" style:country-asian="none" style:font-weight-asian="normal" style:font-name-complex="Segoe UI" style:font-size-complex="10pt" style:language-complex="none" style:country-complex="none" style:font-weight-complex="normal"/>
    </style:style>
    <style:style style:name="ce5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e6e6e6" style:cell-protect="none" style:print-content="true" fo:wrap-option="wrap" style:vertical-align="middle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99" style:vertical-align="middle"/>
    </style:style>
    <style:style style:name="ce10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 table:structure-protected="true" table:protection-key="iZdppIfLNS29amK9DknLvCzC92U=">
      <table:table table:name="Cuestiones" table:style-name="ta1" table:protected="true" table:protection-key="iZdppIfLNS29amK9DknLvCzC92U="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6"/>
        <table:table-row table:style-name="ro1">
          <table:table-cell table:style-name="ce1" office:value-type="string">
            <text:p>TPCx-HS; Servidores y Big Data</text:p>
          </table:table-cell>
          <table:table-cell table:style-name="ce7"/>
          <table:table-cell table:number-columns-repeated="4" table:style-name="ce10"/>
          <table:table-cell table:number-columns-repeated="37"/>
        </table:table-row>
        <table:table-row table:style-name="ro2">
          <table:table-cell table:style-name="ce2" office:value-type="string">
            <text:p>Pregunta</text:p>
          </table:table-cell>
          <table:table-cell table:style-name="ce2" office:value-type="string">
            <text:p>Respuesta A</text:p>
          </table:table-cell>
          <table:table-cell table:style-name="ce2" office:value-type="string">
            <text:p>Respuesta B</text:p>
          </table:table-cell>
          <table:table-cell table:style-name="ce2" office:value-type="string">
            <text:p>Respuesta C</text:p>
          </table:table-cell>
          <table:table-cell table:style-name="ce2" office:value-type="string">
            <text:p>Respuesta D</text:p>
          </table:table-cell>
          <table:table-cell table:style-name="ce2" office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La ejecución del benchmark TPCx-HS consiste en:</text:p>
          </table:table-cell>
          <table:table-cell table:style-name="ce8" office:value-type="string">
            <text:p>2 ejecuciones del programa y en cada ejecución se realizan 5 fases.</text:p>
          </table:table-cell>
          <table:table-cell table:style-name="ce8" office:value-type="string">
            <text:p>2 ejecuciones del programa y en la segunda ejecución sólo se realizan 4 fases.</text:p>
          </table:table-cell>
          <table:table-cell table:style-name="ce8" office:value-type="string">
            <text:p>Una única ejecución del programa que realiza 10 fases.</text:p>
          </table:table-cell>
          <table:table-cell table:style-name="ce8" office:value-type="string">
            <text:p>Ninguna de las anteriores es correcta.</text:p>
          </table:table-cell>
          <table:table-cell table:style-name="ce11" office:value-type="string">
            <text:p>A</text:p>
          </table:table-cell>
          <table:table-cell table:number-columns-repeated="37"/>
        </table:table-row>
        <table:table-row table:style-name="ro3">
          <table:table-cell table:style-name="ce4" office:value-type="string">
            <text:p><text:span text:style-name="T1">¿Cuáles son las 3 V's de Big Data? (las </text:span><text:span text:style-name="T1">tres principales)</text:span></text:p>
          </table:table-cell>
          <table:table-cell table:style-name="ce8" office:value-type="string">
            <text:p>Volumen (cada vez hay más datos a procesar), velocidad (procesar más datos en menos tiempo) y variedad (los datos provienen de varias fuentes).</text:p>
          </table:table-cell>
          <table:table-cell table:style-name="ce8" office:value-type="string">
            <text:p>Volumen (cada vez hay más datos a procesar), velocidad (procesar más datos en menos tiempo) y visualización (que los datos se vean bien).</text:p>
          </table:table-cell>
          <table:table-cell table:style-name="ce8" office:value-type="string">
            <text:p>Ninguna de las respuestas es correcta.</text:p>
          </table:table-cell>
          <table:table-cell table:style-name="ce8" office:value-type="string">
            <text:p>Volumen (cada vez hay más datos a procesar), veracidad(que los datos sean verdad) y visualización (provienen de varias fuentes).</text:p>
          </table:table-cell>
          <table:table-cell table:style-name="ce11" office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En relación a Hadoop:</text:p>
          </table:table-cell>
          <table:table-cell table:style-name="ce8" office:value-type="string">
            <text:p>Ninguna de las respuestas es correcta.</text:p>
          </table:table-cell>
          <table:table-cell table:style-name="ce8" office:value-type="string">
            <text:p>Es un software libre que incluye una implementacion de map reduce</text:p>
          </table:table-cell>
          <table:table-cell table:style-name="ce8" office:value-type="string">
            <text:p>Hadoop es un software privado de Google.</text:p>
          </table:table-cell>
          <table:table-cell table:style-name="ce8" office:value-type="string">
            <text:p>Hadoop es una versión de Spark.</text:p>
          </table:table-cell>
          <table:table-cell table:style-name="ce11" office:value-type="string">
            <text:p>B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Sobre el funcionamiento de MapReduce:</text:p>
          </table:table-cell>
          <table:table-cell table:style-name="ce8" office:value-type="string">
            <text:p>La función map recibe una clave y la aplica a los datos antes que se ordenen.</text:p>
          </table:table-cell>
          <table:table-cell table:style-name="ce8" office:value-type="string">
            <text:p>La función map recibe una pareja (clave,valor) y produce un nuevo conjunto de parejas (clave,valor).</text:p>
          </table:table-cell>
          <table:table-cell table:style-name="ce8" office:value-type="string">
            <text:p>La función reduce recibe como entraba una lista de claves y un único valor para todas las claves.</text:p>
          </table:table-cell>
          <table:table-cell table:style-name="ce8" office:value-type="string">
            <text:p>La función reduce sirve, como su nombre indica, para reducir el conjunto de datos con el que se trabaja. </text:p>
          </table:table-cell>
          <table:table-cell table:style-name="ce11" office:value-type="string">
            <text:p>B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Poner aquí la pregunta 5 (opcional)</text:p>
          </table:table-cell>
          <table:table-cell table:number-columns-repeated="3" table:style-name="ce8" office:value-type="string">
            <text:p>Poner aquí una de las posibles respuestas a la pregunta 5.</text:p>
          </table:table-cell>
          <table:table-cell table:style-name="ce8" office:value-type="string">
            <text:p>Poner aquí una de las posibles respuestas a la pregunta 5.</text:p>
          </table:table-cell>
          <table:table-cell table:style-name="ce11"/>
          <table:table-cell table:number-columns-repeated="37"/>
        </table:table-row>
        <table:table-row table:style-name="ro3">
          <table:table-cell table:style-name="ce3" office:value-type="string">
            <text:p>Poner aquí la pregunta 6 (opcional)</text:p>
          </table:table-cell>
          <table:table-cell table:number-columns-repeated="4" table:style-name="ce8" office:value-type="string">
            <text:p>Poner aquí una de las posibles respuestas a la pregunta 6.</text:p>
          </table:table-cell>
          <table:table-cell table:style-name="ce12"/>
          <table:table-cell table:number-columns-repeated="37"/>
        </table:table-row>
        <table:table-row table:style-name="ro4">
          <table:table-cell table:style-name="ce5" office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9" table:number-columns-repeated="5"/>
          <table:table-cell table:number-columns-repeated="37"/>
        </table:table-row>
        <table:table-row table:style-name="ro4" table:number-rows-repeated="197">
          <table:table-cell table:style-name="ce6" table:number-columns-repeated="6"/>
          <table:table-cell table:number-columns-repeated="37"/>
        </table:table-row>
        <table:table-row table:style-name="ro4" table:number-rows-repeated="1631">
          <table:table-cell table:number-columns-repeated="43"/>
        </table:table-row>
        <table:table-row table:style-name="ro4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5">
          <table:table-cell table:formula="of:=[Cuestiones.A1]" office:value-type="string" office:string-value="TPCx-HS; Servidores y Big Data">
            <text:p>TPCx-HS; Servidores y Big Data</text:p>
          </table:table-cell>
          <table:table-cell table:formula="of:=[Cuestiones.B1]" office:value-type="float" office:value="0">
            <text:p>0</text:p>
          </table:table-cell>
          <table:table-cell table:formula="of:=[Cuestiones.C1]" office:value-type="float" office:value="0">
            <text:p>0</text:p>
          </table:table-cell>
          <table:table-cell table:formula="of:=[Cuestiones.D1]" office:value-type="float" office:value="0">
            <text:p>0</text:p>
          </table:table-cell>
          <table:table-cell table:formula="of:=[Cuestiones.E1]" office:value-type="float" office:value="0">
            <text:p>0</text:p>
          </table:table-cell>
          <table:table-cell table:formula="of:=[Cuestiones.F1]" office:value-type="float" office:value="0">
            <text:p>0</text:p>
          </table:table-cell>
        </table:table-row>
        <table:table-row table:style-name="ro6">
          <table:table-cell table:formula="of:=[Cuestiones.A2]" office:value-type="string" office:string-value="Pregunta">
            <text:p>Pregunta</text:p>
          </table:table-cell>
          <table:table-cell table:formula="of:=[Cuestiones.B2]" office:value-type="string" office:string-value="Respuesta A">
            <text:p>Respuesta A</text:p>
          </table:table-cell>
          <table:table-cell table:formula="of:=[Cuestiones.C2]" office:value-type="string" office:string-value="Respuesta B">
            <text:p>Respuesta B</text:p>
          </table:table-cell>
          <table:table-cell table:formula="of:=[Cuestiones.D2]" office:value-type="string" office:string-value="Respuesta C">
            <text:p>Respuesta C</text:p>
          </table:table-cell>
          <table:table-cell table:formula="of:=[Cuestiones.E2]" office:value-type="string" office:string-value="Respuesta D">
            <text:p>Respuesta D</text:p>
          </table:table-cell>
          <table:table-cell table:formula="of:=[Cuestiones.F2]" office:value-type="string" office:string-value="Respuesta correcta&#10;(A, B, C ó D)">
            <text:p>Respuesta correcta</text:p>
            <text:p>(A, B, C ó D)</text:p>
          </table:table-cell>
        </table:table-row>
        <table:table-row table:style-name="ro5">
          <table:table-cell table:formula="of:=[Cuestiones.A3]" office:value-type="string" office:string-value="La ejecución del benchmark TPCx-HS consiste en:">
            <text:p>La ejecución del benchmark TPCx-HS consiste en:</text:p>
          </table:table-cell>
          <table:table-cell table:formula="of:=[Cuestiones.B3]" office:value-type="string" office:string-value="2 ejecuciones del programa y en cada ejecución se realizan 5 fases.">
            <text:p>2 ejecuciones del programa y en cada ejecución se realizan 5 fases.</text:p>
          </table:table-cell>
          <table:table-cell table:formula="of:=[Cuestiones.C3]" office:value-type="string" office:string-value="2 ejecuciones del programa y en la segunda ejecución sólo se realizan 4 fases.">
            <text:p>2 ejecuciones del programa y en la segunda ejecución sólo se realizan 4 fases.</text:p>
          </table:table-cell>
          <table:table-cell table:formula="of:=[Cuestiones.D3]" office:value-type="string" office:string-value="Una única ejecución del programa que realiza 10 fases.">
            <text:p>Una única ejecución del programa que realiza 10 fases.</text:p>
          </table:table-cell>
          <table:table-cell table:formula="of:=[Cuestiones.E3]" office:value-type="string" office:string-value="Ninguna de las anteriores es correcta.">
            <text:p>Ninguna de las anteriores es correcta.</text:p>
          </table:table-cell>
          <table:table-cell table:formula="of:=[Cuestiones.F3]" office:value-type="string" office:string-value="A">
            <text:p>A</text:p>
          </table:table-cell>
        </table:table-row>
        <table:table-row table:style-name="ro5">
          <table:table-cell table:formula="of:=[Cuestiones.A4]" office:value-type="string" office:string-value="¿Cuáles son las 3 V's de Big Data? (las tres principales)">
            <text:p>¿Cuáles son las 3 V's de Big Data? (las tres principales)</text:p>
          </table:table-cell>
          <table:table-cell table:formula="of:=[Cuestiones.B4]" office:value-type="string" office:string-value="Volumen (cada vez hay más datos a procesar), velocidad (procesar más datos en menos tiempo) y variedad (los datos provienen de varias fuentes).">
            <text:p>Volumen (cada vez hay más datos a procesar), velocidad (procesar más datos en menos tiempo) y variedad (los datos provienen de varias fuentes).</text:p>
          </table:table-cell>
          <table:table-cell table:formula="of:=[Cuestiones.C4]" office:value-type="string" office:string-value="Volumen (cada vez hay más datos a procesar), velocidad (procesar más datos en menos tiempo) y visualización (que los datos se vean bien).">
            <text:p>Volumen (cada vez hay más datos a procesar), velocidad (procesar más datos en menos tiempo) y visualización (que los datos se vean bien).</text:p>
          </table:table-cell>
          <table:table-cell table:formula="of:=[Cuestiones.D4]" office:value-type="string" office:string-value="Ninguna de las respuestas es correcta.">
            <text:p>Ninguna de las respuestas es correcta.</text:p>
          </table:table-cell>
          <table:table-cell table:formula="of:=[Cuestiones.E4]" office:value-type="string" office:string-value="Volumen (cada vez hay más datos a procesar), veracidad(que los datos sean verdad) y visualización (provienen de varias fuentes).">
            <text:p>Volumen (cada vez hay más datos a procesar), veracidad(que los datos sean verdad) y visualización (provienen de varias fuentes).</text:p>
          </table:table-cell>
          <table:table-cell table:formula="of:=[Cuestiones.F4]" office:value-type="string" office:string-value="A">
            <text:p>A</text:p>
          </table:table-cell>
        </table:table-row>
        <table:table-row table:style-name="ro5">
          <table:table-cell table:formula="of:=[Cuestiones.A5]" office:value-type="string" office:string-value="En relación a Hadoop:">
            <text:p>En relación a Hadoop:</text:p>
          </table:table-cell>
          <table:table-cell table:formula="of:=[Cuestiones.B5]" office:value-type="string" office:string-value="Ninguna de las respuestas es correcta.">
            <text:p>Ninguna de las respuestas es correcta.</text:p>
          </table:table-cell>
          <table:table-cell table:formula="of:=[Cuestiones.C5]" office:value-type="string" office:string-value="Es un software libre que incluye una implementacion de map reduce">
            <text:p>Es un software libre que incluye una implementacion de map reduce</text:p>
          </table:table-cell>
          <table:table-cell table:formula="of:=[Cuestiones.D5]" office:value-type="string" office:string-value="Hadoop es un software privado de Google.">
            <text:p>Hadoop es un software privado de Google.</text:p>
          </table:table-cell>
          <table:table-cell table:formula="of:=[Cuestiones.E5]" office:value-type="string" office:string-value="Hadoop es una versión de Spark.">
            <text:p>Hadoop es una versión de Spark.</text:p>
          </table:table-cell>
          <table:table-cell table:formula="of:=[Cuestiones.F5]" office:value-type="string" office:string-value="B">
            <text:p>B</text:p>
          </table:table-cell>
        </table:table-row>
        <table:table-row table:style-name="ro5">
          <table:table-cell table:formula="of:=[Cuestiones.A6]" office:value-type="string" office:string-value="Sobre el funcionamiento de MapReduce:">
            <text:p>Sobre el funcionamiento de MapReduce:</text:p>
          </table:table-cell>
          <table:table-cell table:formula="of:=[Cuestiones.B6]" office:value-type="string" office:string-value="La función map recibe una clave y la aplica a los datos antes que se ordenen.">
            <text:p>La función map recibe una clave y la aplica a los datos antes que se ordenen.</text:p>
          </table:table-cell>
          <table:table-cell table:formula="of:=[Cuestiones.C6]" office:value-type="string" office:string-value="La función map recibe una pareja (clave,valor) y produce un nuevo conjunto de parejas (clave,valor).">
            <text:p>La función map recibe una pareja (clave,valor) y produce un nuevo conjunto de parejas (clave,valor).</text:p>
          </table:table-cell>
          <table:table-cell table:formula="of:=[Cuestiones.D6]" office:value-type="string" office:string-value="La función reduce recibe como entraba una lista de claves y un único valor para todas las claves.">
            <text:p>La función reduce recibe como entraba una lista de claves y un único valor para todas las claves.</text:p>
          </table:table-cell>
          <table:table-cell table:formula="of:=[Cuestiones.E6]" office:value-type="string" office:string-value="La función reduce sirve, como su nombre indica, para reducir el conjunto de datos con el que se trabaja. ">
            <text:p>La función reduce sirve, como su nombre indica, para reducir el conjunto de datos con el que se trabaja. </text:p>
          </table:table-cell>
          <table:table-cell table:formula="of:=[Cuestiones.F6]" office:value-type="string" office:string-value="B">
            <text:p>B</text:p>
          </table:table-cell>
        </table:table-row>
        <table:table-row table:style-name="ro5">
          <table:table-cell table:formula="of:=[Cuestiones.A7]" office:value-type="string" office:string-value="Poner aquí la pregunta 5 (opcional)">
            <text:p>Poner aquí la pregunta 5 (opcional)</text:p>
          </table:table-cell>
          <table:table-cell table:formula="of:=[Cuestiones.B7]" office:value-type="string" office:string-value="Poner aquí una de las posibles respuestas a la pregunta 5.">
            <text:p>Poner aquí una de las posibles respuestas a la pregunta 5.</text:p>
          </table:table-cell>
          <table:table-cell table:formula="of:=[Cuestiones.C7]" office:value-type="string" office:string-value="Poner aquí una de las posibles respuestas a la pregunta 5.">
            <text:p>Poner aquí una de las posibles respuestas a la pregunta 5.</text:p>
          </table:table-cell>
          <table:table-cell table:formula="of:=[Cuestiones.D7]" office:value-type="string" office:string-value="Poner aquí una de las posibles respuestas a la pregunta 5.">
            <text:p>Poner aquí una de las posibles respuestas a la pregunta 5.</text:p>
          </table:table-cell>
          <table:table-cell table:formula="of:=[Cuestiones.E7]" office:value-type="string" office:string-value="Poner aquí una de las posibles respuestas a la pregunta 5.">
            <text:p>Poner aquí una de las posibles respuestas a la pregunta 5.</text:p>
          </table:table-cell>
          <table:table-cell table:formula="of:=[Cuestiones.F7]" office:value-type="float" office:value="0">
            <text:p>0</text:p>
          </table:table-cell>
        </table:table-row>
        <table:table-row table:style-name="ro5">
          <table:table-cell table:formula="of:=[Cuestiones.A8]" office:value-type="string" office:string-value="Poner aquí la pregunta 6 (opcional)">
            <text:p>Poner aquí la pregunta 6 (opcional)</text:p>
          </table:table-cell>
          <table:table-cell table:formula="of:=[Cuestiones.B8]" office:value-type="string" office:string-value="Poner aquí una de las posibles respuestas a la pregunta 6.">
            <text:p>Poner aquí una de las posibles respuestas a la pregunta 6.</text:p>
          </table:table-cell>
          <table:table-cell table:formula="of:=[Cuestiones.C8]" office:value-type="string" office:string-value="Poner aquí una de las posibles respuestas a la pregunta 6.">
            <text:p>Poner aquí una de las posibles respuestas a la pregunta 6.</text:p>
          </table:table-cell>
          <table:table-cell table:formula="of:=[Cuestiones.D8]" office:value-type="string" office:string-value="Poner aquí una de las posibles respuestas a la pregunta 6.">
            <text:p>Poner aquí una de las posibles respuestas a la pregunta 6.</text:p>
          </table:table-cell>
          <table:table-cell table:formula="of:=[Cuestiones.E8]" office:value-type="string" office:string-value="Poner aquí una de las posibles respuestas a la pregunta 6.">
            <text:p>Poner aquí una de las posibles respuestas a la pregunta 6.</text:p>
          </table:table-cell>
          <table:table-cell table:formula="of:=[Cuestiones.F8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24/04/2016</text:date>, <text:time>12:38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3:20:05.41</meta:creation-date>
    <dc:date>2016-04-24T12:38:16.73</dc:date>
    <meta:editing-duration>PT18H39M32S</meta:editing-duration>
    <meta:editing-cycles>188</meta:editing-cycles>
    <meta:generator>OpenOffice/4.1.2$Win32 OpenOffice.org_project/412m3$Build-9782</meta:generator>
    <dc:creator>Javier Poyatos Amador</dc:creator>
    <meta:document-statistic meta:table-count="2" meta:cell-count="97" meta:object-count="0"/>
  </office:meta>
</office:document-meta>
</file>